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b83" officeooo:paragraph-rsid="000ccb83"/>
    </style:style>
    <style:style style:name="P2" style:family="paragraph" style:parent-style-name="Standard" style:list-style-name="L1">
      <style:text-properties officeooo:rsid="000ccb83" officeooo:paragraph-rsid="000f2c1e"/>
    </style:style>
    <style:style style:name="P3" style:family="paragraph" style:parent-style-name="Standard" style:list-style-name="L1">
      <style:text-properties officeooo:rsid="000ccb83" officeooo:paragraph-rsid="000ccb83"/>
    </style:style>
    <style:style style:name="P4" style:family="paragraph" style:parent-style-name="Standard">
      <style:text-properties officeooo:rsid="000ccb83" officeooo:paragraph-rsid="000ccb83"/>
    </style:style>
    <style:style style:name="P5" style:family="paragraph" style:parent-style-name="Standard" style:list-style-name="L1">
      <style:text-properties officeooo:rsid="001128fa" officeooo:paragraph-rsid="001128fa"/>
    </style:style>
    <style:style style:name="P6" style:family="paragraph" style:parent-style-name="Standard">
      <style:text-properties officeooo:rsid="001128fa" officeooo:paragraph-rsid="001128fa"/>
    </style:style>
    <style:style style:name="P7" style:family="paragraph" style:parent-style-name="Standard">
      <style:text-properties officeooo:rsid="0012018a" officeooo:paragraph-rsid="0012018a"/>
    </style:style>
    <style:style style:name="P8" style:family="paragraph" style:parent-style-name="Standard" style:list-style-name="L1">
      <style:text-properties officeooo:rsid="00123500" officeooo:paragraph-rsid="00123500"/>
    </style:style>
    <style:style style:name="P9" style:family="paragraph" style:parent-style-name="Standard">
      <style:text-properties officeooo:rsid="00123500" officeooo:paragraph-rsid="00123500"/>
    </style:style>
    <style:style style:name="P10" style:family="paragraph" style:parent-style-name="Standard" style:list-style-name="L1">
      <style:text-properties officeooo:rsid="0012ece5" officeooo:paragraph-rsid="0012ece5"/>
    </style:style>
    <style:style style:name="P11" style:family="paragraph" style:parent-style-name="Standard">
      <style:text-properties officeooo:rsid="0012ece5" officeooo:paragraph-rsid="0012ece5"/>
    </style:style>
    <style:style style:name="P12" style:family="paragraph" style:parent-style-name="Standard" style:list-style-name="L1">
      <style:text-properties officeooo:rsid="00142d9f" officeooo:paragraph-rsid="00142d9f"/>
    </style:style>
    <style:style style:name="T1" style:family="text">
      <style:text-properties officeooo:rsid="0012018a"/>
    </style:style>
    <style:style style:name="T2" style:family="text">
      <style:text-properties officeooo:rsid="00123500"/>
    </style:style>
    <style:style style:name="T3" style:family="text">
      <style:text-properties officeooo:rsid="0012ec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from EDGES and putting them into Splunk</text:p>
      <text:p text:style-name="P1"/>
      <text:p text:style-name="P7">BEFORE YOU BEGIN</text:p>
      <text:list xml:id="list3378375129" text:style-name="L1">
        <text:list-item>
          <text:p text:style-name="P2">Have your EDGES data in an easily accessible local directory.</text:p>
        </text:list-item>
        <text:list-item>
          <text:p text:style-name="P2">Run the <text:a xlink:type="simple" xlink:href="https://github.com/sofwerx/EDGES/blob/master/Utilities/EDGES_data_parser.sh" text:style-name="Internet_20_link" text:visited-style-name="Visited_20_Internet_20_Link">EDGES_data_parser.sh script </text:a><text:s/>to convert from JSON to CSV.</text:p>
        </text:list-item>
        <text:list-item>
          <text:p text:style-name="P3"><text:span text:style-name="T1">Reminder:</text:span> Run the <text:a xlink:type="simple" xlink:href="https://github.com/sofwerx/EDGES/blob/master/Utilities/EDGES_script.R" text:style-name="Internet_20_link" text:visited-style-name="Visited_20_Internet_20_Link">EDGES_script.R</text:a> <text:span text:style-name="T1">if you are in a</text:span> low-bandwidth <text:span text:style-name="T1">situation</text:span>.</text:p>
        </text:list-item>
      </text:list>
      <text:p text:style-name="P1"/>
      <text:p text:style-name="P7">SETTING UP <text:s/>SPLUNK </text:p>
      <text:list xml:id="list120034844979374" text:continue-numbering="true" text:style-name="L1">
        <text:list-item>
          <text:p text:style-name="P3">Run <text:a xlink:type="simple" xlink:href="https://github.com/sofwerx/EDGES/blob/master/Utilities/Docker_Splunk_Setup.sh" text:style-name="Internet_20_link" text:visited-style-name="Visited_20_Internet_20_Link">Docker_Splunk_setup.sh</text:a> script to setup a local Splunk instance for you.</text:p>
        </text:list-item>
        <text:list-item>
          <text:p text:style-name="P8">Reminder: If you just downloaded the script you may need to run this command before you can run Docker_Splunk_setup.sh.</text:p>
          <text:list>
            <text:list-item>
              <text:p text:style-name="P8">chmod +x Docker_Splunk_setup.sh</text:p>
            </text:list-item>
          </text:list>
        </text:list-item>
        <text:list-item>
          <text:p text:style-name="P5">Splunk should now be on localhost:8000</text:p>
        </text:list-item>
        <text:list-item>
          <text:p text:style-name="P5">To get to Splunk, open a web-browser and type in localhost:8000</text:p>
        </text:list-item>
        <text:list-item>
          <text:p text:style-name="P8">Warning: Make sure the script was executed sucessfully. If you already have something allocated to localhost:8000 this may cause a problem.</text:p>
        </text:list-item>
      </text:list>
      <text:p text:style-name="P6"/>
      <text:p text:style-name="P9">LOGGING INTO SPLUNK</text:p>
      <text:list xml:id="list120033002764792" text:continue-numbering="true" text:style-name="L1">
        <text:list-item>
          <text:p text:style-name="P5">You should be greeted with a login screen. For the user enter “admin” and for the password use the password that you used during the installation.</text:p>
        </text:list-item>
        <text:list-item>
          <text:p text:style-name="P5">You <text:span text:style-name="T2">should</text:span> now be on the Splunk Homepage. </text:p>
          <text:list>
            <text:list-item>
              <text:p text:style-name="P5">&lt;ADD PIC<text:span text:style-name="T1">1</text:span> HERE&gt;</text:p>
            </text:list-item>
          </text:list>
        </text:list-item>
      </text:list>
      <text:p text:style-name="P6"/>
      <text:p text:style-name="P11">GETTING YOUR DATA INTO SPLUNK</text:p>
      <text:list xml:id="list120034810021581" text:continue-numbering="true" text:style-name="L1">
        <text:list-item>
          <text:p text:style-name="P5"><text:span text:style-name="T1">G</text:span>o to Settings <text:span text:style-name="T2">on the top right hand side of the screen. Then click on Add Data.</text:span></text:p>
          <text:list>
            <text:list-item>
              <text:p text:style-name="P5">&lt;ADD PIC<text:span text:style-name="T1">2</text:span> HERE&gt;</text:p>
            </text:list-item>
          </text:list>
        </text:list-item>
        <text:list-item>
          <text:p text:style-name="P8">You should <text:s/>be redirected here. For our purposes, we will be using the Upload option.</text:p>
          <text:list>
            <text:list-item>
              <text:p text:style-name="P8">&lt;ADD PIC3 HERE&gt;</text:p>
            </text:list-item>
          </text:list>
        </text:list-item>
        <text:list-item>
          <text:p text:style-name="P8">Click Select File and locate your EDGES data, then click Next at the top of the screen.</text:p>
          <text:list>
            <text:list-item>
              <text:p text:style-name="P8">&lt;ADD PIC4 HERE&gt;</text:p>
            </text:list-item>
          </text:list>
        </text:list-item>
        <text:list-item>
          <text:p text:style-name="P8">To get our data to appear, click on Delimited settings and change the Field delimiter to space. Make sure your data is being correctly parsed before continuing. Then<text:span text:style-name="T3"> press Next.</text:span></text:p>
          <text:list>
            <text:list-item>
              <text:p text:style-name="P8">&lt;ADD PIC5 HERE&gt;</text:p>
            </text:list-item>
          </text:list>
        </text:list-item>
        <text:list-item>
          <text:p text:style-name="P10">Under Index, change from Default to main. Then click Review at the top of the screen.</text:p>
          <text:list>
            <text:list-item>
              <text:p text:style-name="P10">&lt;ADD PIC6 HERE&gt;</text:p>
            </text:list-item>
          </text:list>
        </text:list-item>
        <text:list-item>
          <text:p text:style-name="P10">You should now be met with this screen. Your data has been ingested into Splunk.</text:p>
          <text:list>
            <text:list-item>
              <text:p text:style-name="P10">&lt;ADD PIC7 HERE&gt;</text:p>
            </text:list-item>
          </text:list>
        </text:list-item>
      </text:list>
      <text:p text:style-name="P11"/>
      <text:p text:style-name="P11">VERIFYING DATA INGEST</text:p>
      <text:list xml:id="list120034316296192" text:continue-numbering="true" text:style-name="L1">
        <text:list-item>
          <text:p text:style-name="P10">From the end of the last section, select the Start Searching option.</text:p>
          <text:list>
            <text:list-item>
              <text:p text:style-name="P10">&lt;ENTER PIC8 HERE&gt;</text:p>
            </text:list-item>
          </text:list>
        </text:list-item>
        <text:list-item>
          <text:p text:style-name="P10">You should now see data start to populate on the screen. If you do not see this, give it a few minutes then refresh the page. If the problem persists, then redo GETTING YOUR DATA INTO SPLUNK.</text:p>
        </text:list-item>
      </text:list>
      <text:p text:style-name="P11"/>
      <text:p text:style-name="P11">CREATING THE DASHBOARD</text:p>
      <text:list xml:id="list120033534707334" text:continue-numbering="true" text:style-name="L1">
        <text:list-item>
          <text:p text:style-name="P10">At the top of the screen you should see five different tabs labeled: Search, Datasets, Reports, Alerts, and Dashbaords. Select the Dashboard tab.</text:p>
          <text:list>
            <text:list-item>
              <text:p text:style-name="P12">&lt;ADD PIC9 HERE&gt;</text:p>
            </text:list-item>
          </text:list>
        </text:list-item>
        <text:list-item>
          <text:p text:style-name="P12">Select the Create New Dashboard button on the left of the screen. </text:p>
        </text:list-item>
        <text:list-item>
          <text:p text:style-name="P12">A popup should appear. The Title should be EDGES Deep Dive. Then select Create Dashboard.</text:p>
          <text:list>
            <text:list-item>
              <text:p text:style-name="P12"><text:soft-page-break/>&lt;ENTER PIC10 HERE&gt;</text:p>
            </text:list-item>
          </text:list>
        </text:list-item>
        <text:list-item>
          <text:p text:style-name="P12">Select Edit on the top right side of the screen, then select Source.</text:p>
          <text:list>
            <text:list-item>
              <text:p text:style-name="P12">&lt;ADD PIC11 HERE&gt;</text:p>
            </text:list-item>
          </text:list>
        </text:list-item>
        <text:list-item>
          <text:p text:style-name="P12">Take the code from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35:39.507645392</meta:creation-date>
    <dc:date>2018-09-27T12:00:32.785326820</dc:date>
    <meta:editing-duration>PT34M9S</meta:editing-duration>
    <meta:editing-cycles>2</meta:editing-cycles>
    <meta:generator>LibreOffice/6.1.0.3$Linux_X86_64 LibreOffice_project/efb621ed25068d70781dc026f7e9c5187a4decd1</meta:generator>
    <meta:document-statistic meta:table-count="0" meta:image-count="0" meta:object-count="0" meta:page-count="2" meta:paragraph-count="42" meta:word-count="458" meta:character-count="2467" meta:non-whitespace-character-count="2080"/>
  </office:meta>
</office:document-meta>
</file>